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background-color="transparent"/>
    </style:style>
    <style:style style:name="P2" style:family="paragraph" style:parent-style-name="Text_20_body">
      <style:paragraph-properties fo:margin-top="0in" fo:margin-bottom="0in"/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weight="bold" fo:background-color="transparent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  <style:text-properties fo:background-color="transparent"/>
    </style:style>
    <style:style style:name="P6" style:family="paragraph" style:parent-style-name="Text_20_body" style:list-style-name="L3">
      <style:paragraph-properties fo:margin-top="0in" fo:margin-bottom="0in"/>
      <style:text-properties fo:background-color="transparent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Standard" style:list-style-name="L2"/>
    <style:style style:name="T1" style:family="text">
      <style:text-properties fo:font-weight="bold" fo:background-color="transparent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ctor Spaces and Subspaces</text:p>
      <text:p text:style-name="P1"/>
      <text:p text:style-name="P1">The concept of vector spaces takes us to a higher level of understanding of structured sets???</text:p>
      <text:p text:style-name="P1"/>
      <text:p text:style-name="P1">This chapter helps see that<draw:frame draw:style-name="fr1" draw:name="Object9" text:anchor-type="as-char" svg:y="-0.172in" svg:width="0.2583in" svg:height="0.2055in" draw:z-index="2"><draw:object xlink:href="./Object 9" xlink:type="simple" xlink:show="embed" xlink:actuate="onLoad"/><draw:image xlink:href="./ObjectReplacements/Object 9" xlink:type="simple" xlink:show="embed" xlink:actuate="onLoad"/></draw:frame>is only one of a variety of vector spaces that arise naturally in applied problems.</text:p>
      <text:p text:style-name="P1"/>
      <text:p text:style-name="P2">Vector space</text:p>
      <text:list xml:id="list11151688911" text:style-name="L1">
        <text:list-item>
          <text:p text:style-name="P4"><text:span text:style-name="T2">A vector space is a nonempty set V of </text:span><text:span text:style-name="T1">objects</text:span><text:span text:style-name="T2">, called vectors, on which are defined two operations, </text:span><text:span text:style-name="T2">vector </text:span><text:span text:style-name="T2">addition and scalar multiplication </text:span><text:span text:style-name="T2">of vectors </text:span><text:span text:style-name="T2">by</text:span><text:span text:style-name="T2"> a </text:span><text:span text:style-name="T1">field</text:span><text:span text:style-name="T1"> </text:span><text:span text:style-name="T1">element</text:span><text:span text:style-name="T2">, </text:span><text:span text:style-name="T2">subject to the ten axioms listed below</text:span></text:p>
        </text:list-item>
      </text:list>
      <text:list xml:id="list1867357682" text:style-name="L2">
        <text:list-item>
          <text:list>
            <text:list-item>
              <text:p text:style-name="P5">Vector addition</text:p>
              <text:list>
                <text:list-item>
                  <text:p text:style-name="P5">Closure</text:p>
                </text:list-item>
                <text:list-item>
                  <text:p text:style-name="P5">Associative</text:p>
                </text:list-item>
                <text:list-item>
                  <text:p text:style-name="P5">Presence of a unique identity(zero vector) </text:p>
                </text:list-item>
                <text:list-item>
                  <text:p text:style-name="P5">Presence of a unique inverse(-v)</text:p>
                </text:list-item>
                <text:list-item>
                  <text:p text:style-name="P5">Commutative</text:p>
                </text:list-item>
              </text:list>
            </text:list-item>
            <text:list-item>
              <text:p text:style-name="P5">Scalar multiplication</text:p>
              <text:list>
                <text:list-item>
                  <text:p text:style-name="P5">Closure</text:p>
                </text:list-item>
                <text:list-item>
                  <text:p text:style-name="P5">Associative</text:p>
                </text:list-item>
                <text:list-item>
                  <text:p text:style-name="P5">Identity</text:p>
                </text:list-item>
              </text:list>
            </text:list-item>
            <text:list-item>
              <text:p text:style-name="P5">Distribution </text:p>
              <text:list>
                <text:list-item>
                  <text:p text:style-name="P5">Of scalar multiplication over vector addition</text:p>
                </text:list-item>
                <text:list-item>
                  <text:p text:style-name="P5">Of scalar multiplication over scalar addition</text:p>
                </text:list-item>
              </text:list>
            </text:list-item>
          </text:list>
        </text:list-item>
        <text:list-item>
          <text:p text:style-name="P5">The field is typically a set of real numbers or a set of complex numbers.</text:p>
          <text:list>
            <text:list-item>
              <text:p text:style-name="P9">A field is a set defined w.r.t two operations, notionally represented as + and *.</text:p>
            </text:list-item>
            <text:list-item>
              <text:p text:style-name="P9">The set should be an abelian group w.r.t to + and * and * distributes over +.</text:p>
            </text:list-item>
            <text:list-item>
              <text:p text:style-name="P9">Example : (R, + , *), (C, +, *). Here + and * are literally additive operators. Note that <text:s/>(Z, + , -) is not a field as Z is not commutative w.r.t. -</text:p>
            </text:list-item>
          </text:list>
        </text:list-item>
        <text:list-item>
          <text:p text:style-name="P5">Intuitively, a real/complex vector space is a set of vectors together with the rules for addition of vector and multiplication of scalars with vectors. The addition and multiplication must produce vectors that are in the space.</text:p>
        </text:list-item>
        <text:list-item>
          <text:p text:style-name="P7"><text:span text:style-name="T2">The most typical example of vector spaces </text:span><text:span text:style-name="T2">are </text:span><text:span text:style-name="T2"><draw:frame draw:style-name="fr1" draw:name="Object11" text:anchor-type="as-char" svg:y="-0.1335in" svg:width="0.2071in" svg:height="0.1665in" draw:z-index="3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</text:span><text:span text:style-name="T2"><draw:frame draw:style-name="fr1" draw:name="Object12" text:anchor-type="as-char" svg:y="-0.172in" svg:width="0.2571in" svg:height="0.2055in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2">, </text:span><text:span text:style-name="T2"><draw:frame draw:style-name="fr1" draw:name="Object13" text:anchor-type="as-char" svg:y="-0.172in" svg:width="0.2575in" svg:height="0.2055in" draw:z-index="5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 …</text:span><text:span text:style-name="T2"><draw:frame draw:style-name="fr1" draw:name="Object10" text:anchor-type="as-char" svg:y="-0.172in" svg:width="0.2583in" svg:height="0.2055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 </text:span><text:span text:style-name="T2">Other</text:span><text:span text:style-name="T2"> </text:span><text:span text:style-name="T2"><draw:frame draw:style-name="fr1" draw:name="Object14" text:anchor-type="as-char" svg:y="-0.172in" svg:width="0.6055in" svg:height="0.2075in" draw:z-index="7"><draw:object xlink:href="./Object 14" xlink:type="simple" xlink:show="embed" xlink:actuate="onLoad"/><draw:image xlink:href="./ObjectReplacements/Object 14" xlink:type="simple" xlink:show="embed" xlink:actuate="onLoad"/></draw:frame></text:span><text:span text:style-name="T2">vector spaces are </text:span></text:p>
          <text:list>
            <text:list-item>
              <text:p text:style-name="P7"><text:span text:style-name="T2">M – The vector spaces of all real</text:span><text:span text:style-name="T2"><draw:frame draw:style-name="fr1" draw:name="Object15" text:anchor-type="as-char" svg:y="-0.1484in" svg:width="0.3862in" svg:height="0.1839in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2">matrices. </text:span><text:span text:style-name="T2">Here the vectors </text:span><text:span text:style-name="T2">elements are</text:span><text:span text:style-name="T2"><draw:frame draw:style-name="fr1" draw:name="Object16" text:anchor-type="as-char" svg:y="-0.1484in" svg:width="0.3862in" svg:height="0.1839in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matrices.</text:span></text:p>
            </text:list-item>
            <text:list-item>
              <text:p text:style-name="P7"><text:span text:style-name="T2">F – The vector space of all real functions f(x). </text:span><text:span text:style-name="T2">Here the vectors </text:span><text:span text:style-name="T2">elements are real valued functions</text:span><text:span text:style-name="T2">.</text:span></text:p>
            </text:list-item>
            <text:list-item>
              <text:p text:style-name="P5">Z – The vector space that consists only of a zero vector.</text:p>
            </text:list-item>
          </text:list>
        </text:list-item>
        <text:list-item>
          <text:p text:style-name="P7"><text:span text:style-name="T2">These examples illustrate that the notion of </text:span><text:span text:style-name="T2">vector spaces </text:span><text:span text:style-name="T2">are generalized notions that i</text:span><text:span text:style-name="T2">nclude objects other than just column vectors</text:span><text:span text:style-name="T2">. </text:span><text:span text:style-name="T1">Why is this happening?? </text:span><text:span text:style-name="T1">What are we building at?</text:span></text:p>
        </text:list-item>
        <text:list-item>
          <text:p text:style-name="P7"><text:span text:style-name="T2">As such, the notion of addition of vectors and multiplication of scalar with vectors are to be </text:span><text:span text:style-name="T2">interpreted ac</text:span><text:span text:style-name="T2">cording to the nature of the vectors themselves. It is matrix addition and multiplication of matrices with scalars </text:span><text:span text:style-name="T2">in case of the vector space M, ordinary addition of reals and multiplication of reals with scalars in the case of the vector space F and so on.</text:span></text:p>
        </text:list-item>
      </text:list>
      <text:p text:style-name="P1"/>
      <text:p text:style-name="P2">Subspace</text:p>
      <text:list xml:id="list1208017207" text:style-name="L3">
        <text:list-item>
          <text:p text:style-name="P6">A subspace of a vector space V is a subset H of V that has three properties</text:p>
          <text:list>
            <text:list-item>
              <text:p text:style-name="P6">The zero vector of V is in H.</text:p>
            </text:list-item>
            <text:list-item>
              <text:p text:style-name="P6"><text:soft-page-break/>H is closed under vector addition</text:p>
            </text:list-item>
            <text:list-item>
              <text:p text:style-name="P6">H is closed under multiplications by scalars.</text:p>
            </text:list-item>
          </text:list>
        </text:list-item>
        <text:list-item>
          <text:p text:style-name="P8"><text:span text:style-name="T2">In short, all linear combinations stay in the subspace. </text:span><text:span text:style-name="T2">As H is a subset of V, </text:span><text:span text:style-name="T2">the </text:span><text:span text:style-name="T2">operations follow the rules of the host space, </text:span><text:span text:style-name="T2">and thus </text:span><text:span text:style-name="T2">the </text:span><text:span text:style-name="T2">other </text:span><text:span text:style-name="T2">eight required conditions </text:span><text:span text:style-name="T2">of a vector space</text:span><text:span text:style-name="T2"> are automatic. We just have to check the requirements for a subspace, so that we can take linear combinations.</text:span></text:p>
        </text:list-item>
        <text:list-item>
          <text:p text:style-name="P8"><text:span text:style-name="T2">Example</text:span><text:span text:style-name="T2">s</text:span></text:p>
          <text:list>
            <text:list-item>
              <text:p text:style-name="P8"><text:span text:style-name="T2">Consider the usual three dimensional space, </text:span><text:span text:style-name="T2"><draw:frame draw:style-name="fr1" draw:name="Object17" text:anchor-type="as-char" svg:y="-0.172in" svg:width="0.2575in" svg:height="0.2055in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2">. </text:span></text:p>
              <text:list>
                <text:list-item>
                  <text:p text:style-name="P8"><text:span text:style-name="T2">Choose a plane through the origin (0,0,0). That plane is a vector space in its own right. If we add two vectors in the plane, their sum is in the plane. If we multiply an in-plane vector by 2 or -5, it is still in the plane. A plane in three-dimensional space is not </text:span><text:span text:style-name="T2"><draw:frame draw:style-name="fr2" draw:name="Object3" text:anchor-type="as-char" svg:y="-0.172in" svg:width="0.2602in" svg:height="0.2055in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2"> (even if it looks like </text:span><text:span text:style-name="T2"><draw:frame draw:style-name="fr2" draw:name="Object4" text:anchor-type="as-char" svg:y="-0.172in" svg:width="0.2602in" svg:height="0.2055in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2">). The vectors have three components and they belong to </text:span><text:span text:style-name="T2"><draw:frame draw:style-name="fr2" draw:name="Object5" text:anchor-type="as-char" svg:y="-0.172in" svg:width="0.2575in" svg:height="0.2055in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2">. The plane is a vector space inside </text:span><text:span text:style-name="T2"><draw:frame draw:style-name="fr2" draw:name="Object6" text:anchor-type="as-char" svg:y="-0.172in" svg:width="0.2575in" svg:height="0.2055in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          </text:list-item>
                <text:list-item>
                  <text:p text:style-name="P8"><text:span text:style-name="T2">Lines through the origin are also subspaces of </text:span><text:span text:style-name="T2"><draw:frame draw:style-name="fr2" draw:name="Object7" text:anchor-type="as-char" svg:y="-0.172in" svg:width="0.2575in" svg:height="0.2055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2">.</text:span></text:p>
                </text:list-item>
                <text:list-item>
                  <text:p text:style-name="P8"><text:span text:style-name="T2">Here is a list of all the possible subspaces of </text:span><text:span text:style-name="T2"><draw:frame draw:style-name="fr2" draw:name="Object8" text:anchor-type="as-char" svg:y="-0.172in" svg:width="0.2575in" svg:height="0.2055in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2"> :</text:span></text:p>
                  <text:list>
                    <text:list-item>
                      <text:p text:style-name="P6">L : Any line through (0,0,0) </text:p>
                    </text:list-item>
                    <text:list-item>
                      <text:p text:style-name="P6">P : Any plane through (0,0,0) </text:p>
                    </text:list-item>
                    <text:list-item>
                      <text:p text:style-name="P8"><text:span text:style-name="T2"><draw:frame draw:style-name="fr2" draw:name="Object18" text:anchor-type="as-char" svg:y="-0.172in" svg:width="0.2575in" svg:height="0.2055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: The whole space </text:span></text:p>
                    </text:list-item>
                    <text:list-item>
                      <text:p text:style-name="P6">Z : The single vector (0,0,0)</text:p>
                    </text:list-item>
                  </text:list>
                </text:list-item>
              </text:list>
            </text:list-item>
            <text:list-item>
              <text:p text:style-name="P6">Consider the vector space M of all <draw:frame draw:style-name="fr2" draw:name="Object19" text:anchor-type="as-char" svg:y="-0.1484in" svg:width="0.3965in" svg:height="0.1839in" draw:z-index="18"><draw:object xlink:href="./Object 19" xlink:type="simple" xlink:show="embed" xlink:actuate="onLoad"/><draw:image xlink:href="./ObjectReplacements/Object 19" xlink:type="simple" xlink:show="embed" xlink:actuate="onLoad"/></draw:frame> matrices</text:p>
              <text:list>
                <text:list-item>
                  <text:p text:style-name="P6">List of subspaces are </text:p>
                  <text:list>
                    <text:list-item>
                      <text:p text:style-name="P6">U : the set of upper diagonal matrices</text:p>
                    </text:list-item>
                    <text:list-item>
                      <text:p text:style-name="P6">D : diagonal matrices</text:p>
                      <text:list>
                        <text:list-item>
                          <text:p text:style-name="P6">The set of diagonal matrices with all diagonal elements being equal is a subspace of D and thus of M too</text:p>
                        </text:list-item>
                      </text:list>
                    </text:list-item>
                    <text:list-item>
                      <text:p text:style-name="P6">Z : The zero matrix</text:p>
                    </text:list-item>
                    <text:list-item>
                      <text:p text:style-name="P6">Note that the identity matrix is not a subspace as it does not contain the zero matrix among other reasons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Subspace spanned by a set</text:p>
      <text:p text:style-name="P1">if <draw:frame draw:style-name="fr1" draw:name="Object1" text:anchor-type="as-char" svg:y="-0.1484in" svg:width="0.7563in" svg:height="0.2091in" draw:z-index="0"><draw:object xlink:href="./Object 1" xlink:type="simple" xlink:show="embed" xlink:actuate="onLoad"/><draw:image xlink:href="./ObjectReplacements/Object 1" xlink:type="simple" xlink:show="embed" xlink:actuate="onLoad"/></draw:frame> are in a vector space V, then Span<draw:frame draw:style-name="fr1" draw:name="Object2" text:anchor-type="as-char" svg:y="-0.1598in" svg:width="0.848in" svg:height="0.2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subspace of V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05:35:39</meta:creation-date>
    <dc:title>T1</dc:title>
    <meta:editing-duration>PT4H49M25S</meta:editing-duration>
    <meta:editing-cycles>19</meta:editing-cycles>
    <meta:generator>LibreOffice/3.5$Linux_x86 LibreOffice_project/350m1$Build-2</meta:generator>
    <meta:initial-creator>Kempa </meta:initial-creator>
    <dc:date>2014-08-11T10:17:38</dc:date>
    <dc:creator>Abhijith Madhav</dc:creator>
    <meta:document-statistic meta:table-count="0" meta:image-count="0" meta:object-count="19" meta:page-count="2" meta:paragraph-count="53" meta:word-count="741" meta:character-count="3839" meta:non-whitespace-character-count="3167"/>
    <meta:template xlink:type="simple" xlink:actuate="onRequest" xlink:title="T1" xlink:href="../../../.config/libreoffice/4/user/template/T1.ott" meta:date="2013-08-07T05:35:37"/>
  </office:meta>
</office:document-meta>
</file>

<file path=Object 1/content.xml><?xml version="1.0" encoding="utf-8"?>
<math xmlns="http://www.w3.org/1998/Math/MathML">
  <semantics>
    <mrow>
      <mover accent="true">
        <msub>
          <mi>v</mi>
          <mn>1,</mn>
        </msub>
        <mo stretchy="false">⃗</mo>
      </mover>
      <mover accent="true">
        <msub>
          <mi>v</mi>
          <mn>2,</mn>
        </msub>
        <mo stretchy="false">⃗</mo>
      </mover>
      <mi>…</mi>
      <mover accent="true">
        <msub>
          <mi>v</mi>
          <mi>p</mi>
        </msub>
        <mo stretchy="false">⃗</mo>
      </mover>
    </mrow>
    <annotation encoding="StarMath 5.0">vec v_1, vec v_2, … vec v_p</annotation>
  </semantics>
</math>
</file>

<file path=Object 10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11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2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13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14/content.xml><?xml version="1.0" encoding="utf-8"?>
<math xmlns="http://www.w3.org/1998/Math/MathML">
  <semantics>
    <mrow>
      <mi mathvariant="italic">non</mi>
      <mtext>-</mtext>
      <msup>
        <mo stretchy="false">ℝ</mo>
        <mi>n</mi>
      </msup>
    </mrow>
    <annotation encoding="StarMath 5.0">non"-"setR^n </annotation>
  </semantics>
</math>
</file>

<file path=Object 15/content.xml><?xml version="1.0" encoding="utf-8"?>
<math xmlns="http://www.w3.org/1998/Math/MathML">
  <semantics>
    <mrow>
      <mrow>
        <mn>2</mn>
        <mo stretchy="false">×</mo>
        <mn>2</mn>
      </mrow>
    </mrow>
    <annotation encoding="StarMath 5.0"> 2 times 2 </annotation>
  </semantics>
</math>
</file>

<file path=Object 16/content.xml><?xml version="1.0" encoding="utf-8"?>
<math xmlns="http://www.w3.org/1998/Math/MathML">
  <semantics>
    <mrow>
      <mrow>
        <mn>2</mn>
        <mo stretchy="false">×</mo>
        <mn>2</mn>
      </mrow>
    </mrow>
    <annotation encoding="StarMath 5.0"> 2 times 2</annotation>
  </semantics>
</math>
</file>

<file path=Object 17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18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19/content.xml><?xml version="1.0" encoding="utf-8"?>
<math xmlns="http://www.w3.org/1998/Math/MathML">
  <semantics>
    <mrow>
      <mrow>
        <mn>2</mn>
        <mo stretchy="false">×</mo>
        <mn>2</mn>
      </mrow>
    </mrow>
    <annotation encoding="StarMath 5.0">2 times 2</annotation>
  </semantics>
</math>
</file>

<file path=Object 2/content.xml><?xml version="1.0" encoding="utf-8"?>
<math xmlns="http://www.w3.org/1998/Math/MathML">
  <semantics>
    <mrow>
      <mfenced open="{" close="}">
        <mrow>
          <mover accent="true">
            <msub>
              <mi>v</mi>
              <mn>1,</mn>
            </msub>
            <mo stretchy="false">⃗</mo>
          </mover>
          <mover accent="true">
            <msub>
              <mi>v</mi>
              <mn>2,</mn>
            </msub>
            <mo stretchy="false">⃗</mo>
          </mover>
          <mi>…</mi>
          <mover accent="true">
            <msub>
              <mi>v</mi>
              <mi>p</mi>
            </msub>
            <mo stretchy="false">⃗</mo>
          </mover>
        </mrow>
      </mfenced>
    </mrow>
    <annotation encoding="StarMath 5.0">left lbrace vec v_1, vec v_2, … vec v_p right rbrace</annotation>
  </semantics>
</math>
</file>

<file path=Object 3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4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5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6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7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8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9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